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12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zxx" fo:country="none" fo:font-weight="bold" officeooo:rsid="000cce0a" officeooo:paragraph-rsid="000cce0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zxx" fo:country="none" fo:font-weight="bold" officeooo:rsid="000cce0a" officeooo:paragraph-rsid="000cce0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zxx" fo:country="none" fo:font-weight="normal" officeooo:rsid="000cce0a" officeooo:paragraph-rsid="000cce0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font-size="12pt" fo:language="zxx" fo:country="none" officeooo:rsid="000cce0a" officeooo:paragraph-rsid="000cce0a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paragraph-properties fo:text-align="justify" style:justify-single-word="false"/>
      <style:text-properties fo:font-size="12pt" fo:language="zxx" fo:country="none" officeooo:rsid="0000978f" officeooo:paragraph-rsid="000cce0a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justify" style:justify-single-word="false"/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justify" style:justify-single-word="false"/>
      <style:text-properties officeooo:paragraph-rsid="000cce0a"/>
    </style:style>
    <style:style style:name="P8" style:family="paragraph" style:parent-style-name="Table_20_Contents">
      <style:paragraph-properties fo:text-align="justify" style:justify-single-word="false"/>
      <style:text-properties officeooo:rsid="000cce0a" officeooo:paragraph-rsid="000cce0a"/>
    </style:style>
    <style:style style:name="T1" style:family="text"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T2" style:family="text">
      <style:text-properties fo:font-size="12pt" fo:language="zxx" fo:country="none" officeooo:rsid="000cce0a" style:font-size-asian="10.5pt" style:language-asian="zxx" style:country-asian="none" style:font-size-complex="12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: WritePostOnFarmersForum</text:p>
      <text:p text:style-name="P2"/>
      <table:table table:name="Tabella1" table:style-name="Tabella1">
        <table:table-column table:style-name="Tabella1.A"/>
        <table:table-column table:style-name="Tabella1.B"/>
        <table:table-row table:style-name="TableLine94298718597840">
          <table:table-cell table:style-name="Tabella1.A1" office:value-type="string">
            <text:p text:style-name="P4">Name</text:p>
          </table:table-cell>
          <table:table-cell table:style-name="Tabella1.B1" office:value-type="string">
            <text:p text:style-name="P4">WritePostOnFarmersForum</text:p>
          </table:table-cell>
        </table:table-row>
        <table:table-row table:style-name="TableLine94298718597840">
          <table:table-cell table:style-name="Tabella1.A2" office:value-type="string">
            <text:p text:style-name="P4">Actors</text:p>
          </table:table-cell>
          <table:table-cell table:style-name="Tabella1.B2" office:value-type="string">
            <text:p text:style-name="P4">Farmer</text:p>
          </table:table-cell>
        </table:table-row>
        <table:table-row table:style-name="TableLine94298718597840">
          <table:table-cell table:style-name="Tabella1.A2" office:value-type="string">
            <text:p text:style-name="P4">Entry condition</text:p>
          </table:table-cell>
          <table:table-cell table:style-name="Tabella1.B2" office:value-type="string">
            <text:p text:style-name="P5">The Farmer is logged in the DREAM system, and visualizes the home page.</text:p>
          </table:table-cell>
        </table:table-row>
        <table:table-row table:style-name="TableLine94298718597840">
          <table:table-cell table:style-name="Tabella1.A2" office:value-type="string">
            <text:p text:style-name="P4">Events flow</text:p>
          </table:table-cell>
          <table:table-cell table:style-name="Tabella1.B2" office:value-type="string">
            <text:p text:style-name="P5">1. From the homepage, the Farmer enters the Forum section.</text:p>
            <text:p text:style-name="P5">2. DREAM replies showing a list of the already present discussion</text:p>
            <text:p text:style-name="P5"><text:s text:c="4"/>threads and a "New Thread" button.</text:p>
            <text:p text:style-name="P4">3. The Farmer clicks on one of the already present discussion threads.</text:p>
            <text:p text:style-name="P7"><text:span text:style-name="T2">4. DREAM shows a list of the posts in the forum, an input text field </text:span></text:p>
            <text:p text:style-name="P4"><text:s text:c="4"/>and a "New Post" button.</text:p>
            <text:p text:style-name="P7"><text:span text:style-name="T2">5. The Farmer inserts the text of the post.</text:span></text:p>
            <text:p text:style-name="P8"><text:span text:style-name="T2">6. </text:span><text:span text:style-name="T1">The Farmer clicks on the "New Post" button.</text:span></text:p>
          </table:table-cell>
        </table:table-row>
        <table:table-row table:style-name="TableLine94298718597840">
          <table:table-cell table:style-name="Tabella1.A2" office:value-type="string">
            <text:p text:style-name="P4">Exit condition</text:p>
          </table:table-cell>
          <table:table-cell table:style-name="Tabella1.B2" office:value-type="string">
            <text:p text:style-name="P4">DREAM shows a confirm of having created the new post, and the post is shown together with the others in the list.</text:p>
          </table:table-cell>
        </table:table-row>
        <table:table-row table:style-name="TableLine94298718597840">
          <table:table-cell table:style-name="Tabella1.A2" office:value-type="string">
            <text:p text:style-name="P4">Exceptions</text:p>
          </table:table-cell>
          <table:table-cell table:style-name="Tabella1.B2" office:value-type="string">
            <text:p text:style-name="P4">If the text of the post is empty, DREAM shows an error message.</text:p>
          </table:table-cell>
        </table:table-row>
        <table:table-row table:style-name="TableLine94298718597840">
          <table:table-cell table:style-name="Tabella1.A2" office:value-type="string">
            <text:p text:style-name="P4">Special requirements</text:p>
          </table:table-cell>
          <table:table-cell table:style-name="Tabella1.B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4:36:41.188073118</meta:creation-date>
    <dc:date>2021-11-10T14:44:52.495347245</dc:date>
    <meta:editing-duration>PT8M12S</meta:editing-duration>
    <meta:editing-cycles>1</meta:editing-cycles>
    <meta:document-statistic meta:table-count="1" meta:image-count="0" meta:object-count="0" meta:page-count="1" meta:paragraph-count="21" meta:word-count="140" meta:character-count="805" meta:non-whitespace-character-count="677"/>
    <meta:generator>LibreOffice/6.4.7.2$Linux_X86_64 LibreOffice_project/40$Build-2</meta:generator>
  </office:meta>
</office:document-meta>
</file>